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0.56mm"/>
    </style:style>
    <style:style style:name="co3" style:family="table-column">
      <style:table-column-properties fo:break-before="auto" style:column-width="14.15mm"/>
    </style:style>
    <style:style style:name="co4" style:family="table-column">
      <style:table-column-properties fo:break-before="auto" style:column-width="18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0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ff00"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18" table:default-cell-style-name="ce1"/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'¿Definición de las siglas PHP?'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'¿PHP es un lenguaje?'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'¿Qué es POO?'</text:p>
          </table:table-cell>
          <table:table-cell table:number-columns-repeated="1021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¿Lenguaje de programación de propósito general, concurrente, orientado a objetos, que fue diseñado específicamente para tener tan pocas dependencias de implementación como fuera posible. Su intención es permitir que los desarrolladores de aplicaciones escriban el programa una vez y lo ejecuten en cualquier dispositivo? 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'¿Es un lenguaje de programación?'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'¿Qué es MongoDB?'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'¿Mascota oficial de Linux?'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'¿Ejemplos de software libre?'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'¿Cuáles son los tipos de lenguaje de programación?'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'¿Que es un Lenguaje Maquina?'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'¿Algunos tipos de datos que se manejan en Programación?'</text:p>
          </table:table-cell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'¿Qué es el compilador Java?'</text:p>
          </table:table-cell>
          <table:table-cell table:number-columns-repeated="102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'¿Que es una Clase en Programación?'</text:p>
          </table:table-cell>
          <table:table-cell table:number-columns-repeated="102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'¿Que es un atributo en Programación ?'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'¿Qué es MVC?'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2-04T21:00:07.511000000</meta:creation-date>
    <dc:date>2021-12-04T21:09:20.428000000</dc:date>
    <meta:editing-duration>PT9M13S</meta:editing-duration>
    <meta:editing-cycles>2</meta:editing-cycles>
    <meta:generator>LibreOffice/6.3.2.2$Windows_X86_64 LibreOffice_project/98b30e735bda24bc04ab42594c85f7fd8be07b9c</meta:generator>
    <meta:document-statistic meta:table-count="1" meta:cell-count="30" meta:object-count="0"/>
  </office:meta>
</office:document-meta>
</file>